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text-properties style:font-name="Times New Roman"/>
    </style:style>
    <style:style style:name="P3" style:family="paragraph" style:parent-style-name="Text_20_body">
      <style:paragraph-properties fo:margin-left="0cm" fo:margin-right="0cm" fo:margin-top="0cm" fo:margin-bottom="0cm" loext:contextual-spacing="false" fo:text-indent="0cm" style:auto-text-indent="false" fo:background-color="#fdfdfd">
        <style:background-image/>
      </style:paragraph-properties>
      <style:text-properties style:font-name="Times New Roman" fo:font-size="11pt" style:font-size-asian="11pt" style:font-size-complex="11pt"/>
    </style:style>
    <style:style style:name="P4" style:family="paragraph" style:parent-style-name="Text_20_body">
      <style:paragraph-properties fo:margin-left="0cm" fo:margin-right="0cm" fo:margin-top="0cm" fo:margin-bottom="0cm" loext:contextual-spacing="false" fo:text-indent="0cm" style:auto-text-indent="false" fo:background-color="#fdfdfd">
        <style:background-image/>
      </style:paragraph-properties>
      <style:text-properties style:font-name="Times New Roman" fo:font-size="11pt" officeooo:rsid="002c53aa" officeooo:paragraph-rsid="002c53aa" style:font-size-asian="11pt" style:font-size-complex="11pt"/>
    </style:style>
    <style:style style:name="P5" style:family="paragraph" style:parent-style-name="Text_20_body">
      <style:paragraph-properties fo:margin-left="0cm" fo:margin-right="0cm" fo:margin-top="0cm" fo:margin-bottom="0cm" loext:contextual-spacing="false" fo:text-align="start" style:justify-single-word="false" fo:text-indent="0cm" style:auto-text-indent="false" fo:background-color="#fdfdfd">
        <style:background-image/>
      </style:paragraph-properties>
      <style:text-properties style:font-name="Times New Roman" fo:font-size="11pt" officeooo:rsid="002c53aa" officeooo:paragraph-rsid="002c53aa" style:font-size-asian="9.60000038146973pt" style:font-size-complex="11pt"/>
    </style:style>
    <style:style style:name="P6" style:family="paragraph" style:parent-style-name="Text_20_body">
      <style:paragraph-properties fo:margin-left="0cm" fo:margin-right="0cm" fo:margin-top="0cm" fo:margin-bottom="0cm" loext:contextual-spacing="false" fo:text-align="center" style:justify-single-word="false" fo:text-indent="0cm" style:auto-text-indent="false" fo:background-color="#fdfdfd">
        <style:background-image/>
      </style:paragraph-properties>
      <style:text-properties style:font-name="Times New Roman" fo:font-size="20pt" fo:font-style="italic" style:text-underline-style="solid" style:text-underline-width="auto" style:text-underline-color="font-color" fo:font-weight="bold" officeooo:rsid="002c53aa" officeooo:paragraph-rsid="002c53aa" style:font-size-asian="20pt" style:font-style-asian="italic" style:font-weight-asian="bold" style:font-size-complex="20pt" style:font-style-complex="italic" style:font-weight-complex="bold"/>
    </style:style>
    <style:style style:name="P7" style:family="paragraph" style:parent-style-name="Text_20_body">
      <style:paragraph-properties fo:margin-left="0cm" fo:margin-right="0cm" fo:margin-top="0cm" fo:margin-bottom="0cm" loext:contextual-spacing="false" fo:text-indent="0cm" style:auto-text-indent="false"/>
      <style:text-properties style:font-name="Times New Roman"/>
    </style:style>
    <style:style style:name="P8" style:family="paragraph" style:parent-style-name="Text_20_body">
      <style:paragraph-properties fo:margin-top="0cm" fo:margin-bottom="0cm" loext:contextual-spacing="false"/>
      <style:text-properties style:font-name="Times New Roman" fo:font-size="11pt" style:font-size-asian="11pt" style:font-size-complex="11pt"/>
    </style:style>
    <style:style style:name="P9" style:family="paragraph" style:parent-style-name="Standard">
      <style:paragraph-properties fo:text-align="start" style:justify-single-word="false"/>
      <style:text-properties style:font-name="Times New Roman" fo:font-size="14pt" style:text-underline-style="none" fo:font-weight="normal" officeooo:rsid="00257c1b" officeooo:paragraph-rsid="00257c1b" style:font-size-asian="12.25pt" style:font-weight-asian="normal" style:font-size-complex="14pt" style:font-weight-complex="normal"/>
    </style:style>
    <style:style style:name="P10" style:family="paragraph" style:parent-style-name="Standard">
      <style:paragraph-properties fo:text-align="center" style:justify-single-word="false"/>
      <style:text-properties style:font-name="Times New Roman" fo:font-size="14pt" style:text-underline-style="none" fo:font-weight="normal" officeooo:rsid="00257c1b" officeooo:paragraph-rsid="00257c1b" style:font-size-asian="12.25pt" style:font-weight-asian="normal" style:font-size-complex="14pt" style:font-weight-complex="normal"/>
    </style:style>
    <style:style style:name="P11" style:family="paragraph" style:parent-style-name="Standard">
      <style:paragraph-properties fo:text-align="end" style:justify-single-word="false"/>
      <style:text-properties style:font-name="Times New Roman" fo:font-size="14pt" style:text-underline-style="none" fo:font-weight="normal" officeooo:rsid="00257c1b" officeooo:paragraph-rsid="00257c1b"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Times New Roman" fo:font-size="14pt" style:text-underline-style="none" fo:font-weight="normal" officeooo:rsid="002653fa" officeooo:paragraph-rsid="002653fa"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Times New Roman" fo:font-size="14pt" style:text-underline-style="none" fo:font-weight="bold" officeooo:rsid="00257c1b" officeooo:paragraph-rsid="00257c1b" style:font-size-asian="12.25pt" style:font-weight-asian="bold" style:font-size-complex="14pt" style:font-weight-complex="bold"/>
    </style:style>
    <style:style style:name="P14" style:family="paragraph" style:parent-style-name="Standard">
      <style:paragraph-properties fo:text-align="center" style:justify-single-word="false"/>
      <style:text-properties style:font-name="Times New Roman" fo:font-size="20pt" style:text-underline-style="solid" style:text-underline-width="auto" style:text-underline-color="font-color" fo:font-weight="bold" style:font-size-asian="20pt" style:font-weight-asian="bold" style:font-size-complex="20pt"/>
    </style:style>
    <style:style style:name="P15" style:family="paragraph" style:parent-style-name="Standard">
      <style:paragraph-properties fo:text-align="center" style:justify-single-word="false"/>
      <style:text-properties style:font-name="Times New Roman" fo:font-size="20pt" style:text-underline-style="solid" style:text-underline-width="auto" style:text-underline-color="font-color" fo:font-weight="bold" officeooo:paragraph-rsid="00257c1b" style:font-size-asian="20pt" style:font-weight-asian="bold" style:font-size-complex="20pt"/>
    </style:style>
    <style:style style:name="P16" style:family="paragraph" style:parent-style-name="Standard">
      <style:paragraph-properties fo:text-align="center" style:justify-single-word="false"/>
      <style:text-properties style:font-name="Times New Roman"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17" style:family="paragraph" style:parent-style-name="Standard">
      <style:paragraph-properties fo:text-align="center" style:justify-single-word="false"/>
      <style:text-properties style:font-name="Times New Roman" fo:font-size="20pt" fo:font-style="italic" style:text-underline-style="solid" style:text-underline-width="auto" style:text-underline-color="font-color" fo:font-weight="bold" officeooo:rsid="002124a6" officeooo:paragraph-rsid="002124a6" style:font-size-asian="20pt" style:font-style-asian="italic" style:font-weight-asian="bold" style:font-size-complex="20pt" style:font-style-complex="italic" style:font-weight-complex="bold"/>
    </style:style>
    <style:style style:name="P18" style:family="paragraph" style:parent-style-name="Standard">
      <style:paragraph-properties fo:text-align="center" style:justify-single-word="false"/>
      <style:text-properties style:font-name="Times New Roman" fo:font-size="20pt" fo:font-style="italic" style:text-underline-style="solid" style:text-underline-width="auto" style:text-underline-color="font-color" fo:font-weight="bold" officeooo:rsid="002a5891" officeooo:paragraph-rsid="002a5891" style:font-size-asian="17.5pt" style:font-style-asian="italic" style:font-weight-asian="bold" style:font-size-complex="20pt" style:font-style-complex="italic" style:font-weight-complex="bold"/>
    </style:style>
    <style:style style:name="P19" style:family="paragraph" style:parent-style-name="Standard">
      <style:paragraph-properties fo:text-align="center" style:justify-single-word="false"/>
      <style:text-properties style:font-name="Times New Roman" fo:font-size="24pt" fo:font-style="normal" style:text-underline-style="none" fo:font-weight="bold" officeooo:rsid="00257c1b" officeooo:paragraph-rsid="00257c1b" style:font-size-asian="21pt" style:font-style-asian="normal" style:font-weight-asian="bold" style:font-size-complex="24pt" style:font-style-complex="normal" style:font-weight-complex="bold"/>
    </style:style>
    <style:style style:name="P20" style:family="paragraph" style:parent-style-name="Standard">
      <style:paragraph-properties fo:text-align="start" style:justify-single-word="false"/>
      <style:text-properties style:font-name="Times New Roman" fo:font-size="24pt" fo:font-style="normal" style:text-underline-style="none" fo:font-weight="normal" officeooo:rsid="00257c1b" officeooo:paragraph-rsid="00257c1b" style:font-size-asian="21pt" style:font-style-asian="normal" style:font-weight-asian="normal" style:font-size-complex="24pt" style:font-style-complex="normal" style:font-weight-complex="normal"/>
    </style:style>
    <style:style style:name="P21" style:family="paragraph" style:parent-style-name="Standard">
      <style:paragraph-properties fo:text-align="justify" style:justify-single-word="false"/>
      <style:text-properties style:font-name="Times New Roman"/>
    </style:style>
    <style:style style:name="P22" style:family="paragraph" style:parent-style-name="Standard" style:list-style-name="L1">
      <style:paragraph-properties fo:text-align="justify" style:justify-single-word="false"/>
      <style:text-properties style:font-name="Times New Roman"/>
    </style:style>
    <style:style style:name="P23" style:family="paragraph" style:parent-style-name="Standard">
      <style:paragraph-properties fo:text-align="justify" style:justify-single-word="false"/>
      <style:text-properties style:font-name="Times New Roman" style:text-underline-style="solid" style:text-underline-width="auto" style:text-underline-color="font-color"/>
    </style:style>
    <style:style style:name="P24" style:family="paragraph" style:parent-style-name="Standard">
      <style:paragraph-properties fo:text-align="justify" style:justify-single-word="false"/>
      <style:text-properties style:font-name="Times New Roman" fo:font-size="11pt" fo:font-style="italic" style:font-size-asian="11pt" style:font-style-asian="italic" style:font-size-complex="11pt" style:font-style-complex="italic"/>
    </style:style>
    <style:style style:name="P25" style:family="paragraph" style:parent-style-name="Standard">
      <style:paragraph-properties fo:text-align="start" style:justify-single-word="false"/>
      <style:text-properties style:font-name="Times New Roman" fo:font-size="11pt" fo:font-style="italic" officeooo:rsid="0016a8a2" officeooo:paragraph-rsid="002a5891" style:font-size-asian="11pt" style:font-style-asian="italic" style:font-size-complex="11pt" style:font-style-complex="italic"/>
    </style:style>
    <style:style style:name="P26" style:family="paragraph" style:parent-style-name="Standard">
      <style:text-properties style:font-name="Times New Roman" fo:font-size="11pt" fo:font-style="italic" officeooo:rsid="0016a8a2" officeooo:paragraph-rsid="002a5891" style:font-size-asian="11pt" style:font-style-asian="italic" style:font-size-complex="11pt" style:font-style-complex="italic"/>
    </style:style>
    <style:style style:name="P27" style:family="paragraph" style:parent-style-name="Standard">
      <style:paragraph-properties fo:text-align="justify" style:justify-single-word="false"/>
      <style:text-properties style:font-name="Times New Roman" fo:font-size="11pt" style:font-size-asian="11pt" style:font-size-complex="11pt"/>
    </style:style>
    <style:style style:name="P28" style:family="paragraph" style:parent-style-name="Standard">
      <style:paragraph-properties fo:text-align="start" style:justify-single-word="false"/>
      <style:text-properties style:font-name="Times New Roman" fo:font-size="11pt" style:text-underline-style="none" fo:font-weight="normal" officeooo:rsid="0016a8a2" officeooo:paragraph-rsid="00216990" style:font-size-asian="9.60000038146973pt" style:font-weight-asian="normal" style:font-size-complex="11pt" style:font-weight-complex="normal"/>
    </style:style>
    <style:style style:name="P29" style:family="paragraph" style:parent-style-name="Standard">
      <style:paragraph-properties fo:text-align="justify" style:justify-single-word="false"/>
      <style:text-properties style:font-name="Times New Roman" officeooo:rsid="001e96b2" officeooo:paragraph-rsid="001e96b2"/>
    </style:style>
    <style:style style:name="P30" style:family="paragraph" style:parent-style-name="Standard">
      <style:text-properties style:font-name="Times New Roman" fo:font-style="italic" style:font-style-asian="italic" style:font-style-complex="italic"/>
    </style:style>
    <style:style style:name="P31" style:family="paragraph" style:parent-style-name="Standard">
      <style:text-properties style:font-name="Times New Roman" fo:font-style="italic" officeooo:rsid="0016a8a2" officeooo:paragraph-rsid="00216990" style:font-style-asian="italic" style:font-style-complex="italic"/>
    </style:style>
    <style:style style:name="P32" style:family="paragraph" style:parent-style-name="Standard">
      <style:text-properties style:font-name="Times New Roman" officeooo:rsid="0016a8a2" officeooo:paragraph-rsid="002124a6"/>
    </style:style>
    <style:style style:name="P33" style:family="paragraph" style:parent-style-name="Standard">
      <style:text-properties style:font-name="Times New Roman" officeooo:rsid="0016a8a2" officeooo:paragraph-rsid="00216990"/>
    </style:style>
    <style:style style:name="P34" style:family="paragraph" style:parent-style-name="Standard">
      <style:text-properties style:font-name="Times New Roman" officeooo:rsid="0016a8a2" officeooo:paragraph-rsid="002db4a6"/>
    </style:style>
    <style:style style:name="P35" style:family="paragraph" style:parent-style-name="Standard">
      <style:text-properties style:font-name="Times New Roman" officeooo:rsid="0016a8a2" officeooo:paragraph-rsid="002e75f9"/>
    </style:style>
    <style:style style:name="P36" style:family="paragraph" style:parent-style-name="Standard">
      <style:text-properties style:font-name="Times New Roman" officeooo:rsid="00179817" officeooo:paragraph-rsid="002db4a6"/>
    </style:style>
    <style:style style:name="P37" style:family="paragraph" style:parent-style-name="Standard" style:master-page-name="Standard">
      <style:paragraph-properties fo:text-align="start" style:justify-single-word="false" style:page-number="auto"/>
      <style:text-properties style:font-name="Times New Roman" fo:font-size="14pt" style:text-underline-style="none" fo:font-weight="normal" officeooo:rsid="00257c1b" officeooo:paragraph-rsid="00257c1b" style:font-size-asian="12.25pt" style:font-weight-asian="normal" style:font-size-complex="14pt" style:font-weight-complex="normal"/>
    </style:style>
    <style:style style:name="P38" style:family="paragraph" style:parent-style-name="Standard">
      <style:paragraph-properties fo:margin-left="0cm" fo:margin-right="0cm" fo:margin-top="0cm" fo:margin-bottom="0cm" loext:contextual-spacing="false" fo:text-indent="0cm" style:auto-text-indent="false" fo:background-color="#fdfdfd">
        <style:background-image/>
      </style:paragraph-properties>
      <style:text-properties style:font-name="Times New Roman" fo:font-size="11pt" fo:font-style="italic" officeooo:rsid="0016a8a2" officeooo:paragraph-rsid="002c53aa" style:font-size-asian="11pt" style:font-style-asian="italic" style:font-size-complex="11pt" style:font-style-complex="italic"/>
    </style:style>
    <style:style style:name="P39" style:family="paragraph" style:parent-style-name="Contents_20_Heading">
      <style:text-properties style:font-name="Times New Roman"/>
    </style:style>
    <style:style style:name="P40" style:family="paragraph" style:parent-style-name="Contents_20_1">
      <style:paragraph-properties>
        <style:tab-stops>
          <style:tab-stop style:position="16.002cm" style:type="right" style:leader-style="dotted" style:leader-text="."/>
        </style:tab-stops>
      </style:paragraph-properties>
      <style:text-properties style:font-name="Times New Roman"/>
    </style:style>
    <style:style style:name="P41" style:family="paragraph" style:parent-style-name="Contents_20_2">
      <style:paragraph-properties>
        <style:tab-stops>
          <style:tab-stop style:position="16.002cm" style:type="right" style:leader-style="dotted" style:leader-text="."/>
        </style:tab-stops>
      </style:paragraph-properties>
      <style:text-properties style:font-name="Times New Roman"/>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653fa"/>
    </style:style>
    <style:style style:name="T3" style:family="text">
      <style:text-properties officeooo:rsid="001e96b2"/>
    </style:style>
    <style:style style:name="T4" style:family="text">
      <style:text-properties officeooo:rsid="000573ca"/>
    </style:style>
    <style:style style:name="T5" style:family="text">
      <style:text-properties officeooo:rsid="00216990"/>
    </style:style>
    <style:style style:name="T6" style:family="text">
      <style:text-properties officeooo:rsid="00226118"/>
    </style:style>
    <style:style style:name="T7" style:family="text">
      <style:text-properties officeooo:rsid="002395fa"/>
    </style:style>
    <style:style style:name="T8" style:family="text">
      <style:text-properties fo:font-weight="bold" style:font-weight-asian="bold" style:font-weight-complex="bold"/>
    </style:style>
    <style:style style:name="T9" style:family="text">
      <style:text-properties officeooo:rsid="002653fa"/>
    </style:style>
    <style:style style:name="T10" style:family="text">
      <style:text-properties officeooo:rsid="0026c8d6"/>
    </style:style>
    <style:style style:name="T11" style:family="text">
      <style:text-properties officeooo:rsid="0026ffc3"/>
    </style:style>
    <style:style style:name="T12" style:family="text">
      <style:text-properties officeooo:rsid="0028a0e4"/>
    </style:style>
    <style:style style:name="T13" style:family="text">
      <style:text-properties officeooo:rsid="002c53aa"/>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normal" style:text-underline-style="none" fo:font-weight="normal" officeooo:rsid="002cae90" style:font-style-asian="normal" style:font-weight-asian="normal" style:font-style-complex="normal" style:font-weight-complex="normal"/>
    </style:style>
    <style:style style:name="T16" style:family="text">
      <style:text-properties fo:font-style="normal" style:text-underline-style="none" fo:font-weight="normal" officeooo:rsid="002cae90" style:font-size-asian="11pt" style:font-style-asian="normal" style:font-weight-asian="normal" style:font-style-complex="normal" style:font-weight-complex="normal"/>
    </style:style>
    <style:style style:name="T17" style:family="text">
      <style:text-properties officeooo:rsid="002daf7b"/>
    </style:style>
    <style:style style:name="T18" style:family="text">
      <style:text-properties officeooo:rsid="00179817"/>
    </style:style>
    <style:style style:name="T19" style:family="text">
      <style:text-properties officeooo:rsid="002db4a6"/>
    </style:style>
    <style:style style:name="T20" style:family="text">
      <style:text-properties officeooo:rsid="002fd5c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élécom SudParis</text:p>
      <text:p text:style-name="P9">Année scolaire 2014/2015</text:p>
      <text:p text:style-name="P9"/>
      <text:p text:style-name="P15"/>
      <text:p text:style-name="P14"/>
      <text:p text:style-name="P10">Projet Informatique 1ère Année</text:p>
      <text:p text:style-name="P10">CSC 3502</text:p>
      <text:p text:style-name="P10"/>
      <text:p text:style-name="P19">Reconnaissance de Texte sur une image</text:p>
      <text:p text:style-name="P20"/>
      <text:p text:style-name="P9"/>
      <text:p text:style-name="P9"/>
      <text:p text:style-name="P9"/>
      <text:p text:style-name="P9"/>
      <text:p text:style-name="P9"/>
      <text:p text:style-name="P13">Besga Simon</text:p>
      <text:p text:style-name="P13">Guillem Maxime</text:p>
      <text:p text:style-name="P13">Malnuit Lucie</text:p>
      <text:p text:style-name="P13">Rousset Antonin.</text:p>
      <text:p text:style-name="P9">Enseignant responsable : <text:span text:style-name="T8">Parrot Christian</text:span></text:p>
      <text:p text:style-name="P9"/>
      <text:p text:style-name="P11">Date de la version :</text:p>
      <text:p text:style-name="P11">5 Mars 2015</text:p>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9"><text:soft-page-break/></text:p>
            <text:p text:style-name="P39">Sommair<text:span text:style-name="T17">e</text:span></text:p>
            <text:p text:style-name="P39"/>
          </text:index-title>
          <text:p text:style-name="P40">Cahier des charges<text:tab/>3</text:p>
          <text:p text:style-name="P41">-Motivation<text:tab/>3</text:p>
          <text:p text:style-name="P41">-But du Projet<text:tab/>3</text:p>
          <text:p text:style-name="P41">-Périmètre <text:tab/>3</text:p>
          <text:p text:style-name="P41">-Contraintes <text:tab/>3</text:p>
          <text:p text:style-name="P41">-Fonctionnement <text:tab/>3</text:p>
          <text:p text:style-name="P40">Analyse du problème<text:tab/>4</text:p>
          <text:p text:style-name="P41">I. Le traitement de l'image<text:tab/>4</text:p>
          <text:p text:style-name="P41">II. L'interface graphique du logiciel<text:tab/>4</text:p>
          <text:p text:style-name="P40">Analyse fonctionnelle<text:tab/>5</text:p>
          <text:p text:style-name="P41">I. Pré-traitement de l'image<text:tab/>5</text:p>
          <text:p text:style-name="P41">II. Recherche des pixels pour délimitation des lignes et caractères.<text:tab/>5</text:p>
          <text:p text:style-name="P41">III. Reconnaissance de caractère<text:tab/>6</text:p>
          <text:p text:style-name="P41">IV. Génération du .doc.<text:tab/>6</text:p>
          <text:p text:style-name="P40">Les Test Unitaires<text:tab/>7</text:p>
          <text:p text:style-name="P41">I. Pré-traitement de l'image<text:tab/>7</text:p>
          <text:p text:style-name="P41">II. Recherche des pixels pour délimitation des lignes et caractères.<text:tab/>7</text:p>
          <text:p text:style-name="P41">III. Reconnaissance de caractère<text:tab/>8</text:p>
          <text:p text:style-name="P40">Conclusion :<text:tab/>8</text:p>
        </text:index-body>
      </text:table-of-content>
      <text:p text:style-name="P12"/>
      <text:p text:style-name="P14"/>
      <text:p text:style-name="P14"/>
      <text:p text:style-name="P14"/>
      <text:p text:style-name="P14"><text:soft-page-break/><text:toc-mark-start text:id="IMark114197620" text:outline-level="1"/>Cahier des charges<text:toc-mark-end text:id="IMark114197620"/></text:p>
      <text:p text:style-name="P14">Extracteur de texte à partir d’une image</text:p>
      <text:p text:style-name="P21"/>
      <text:p text:style-name="P21"><text:toc-mark-start text:id="IMark114197620" text:outline-level="2"/><text:span text:style-name="T1">-Motivation</text:span><text:toc-mark-end text:id="IMark114197620"/><text:span text:style-name="T1"> : </text:span></text:p>
      <text:p text:style-name="P21">Dans une société où la numérisation fait partie intégrante de la vie professionnelle, la possibilité de traiter des documents administratifs papier via un logiciel de traitement de texte offrirait un gain de temps non négligeable pour le secteur administratif.</text:p>
      <text:p text:style-name="P21"/>
      <text:p text:style-name="P21"><text:toc-mark text:string-value="-But du Projet" text:outline-level="2"/><text:span text:style-name="T1">-</text:span><text:span text:style-name="T2">But du Projet :</text:span></text:p>
      <text:p text:style-name="P21">Créer un programme permettant d’extraire le texte d’une page numérisée i.e. une image sur fond uni ne possédant que du texte.</text:p>
      <text:p text:style-name="P21"/>
      <text:p text:style-name="P21"><text:toc-mark-start text:id="IMark114197620" text:outline-level="2"/><text:span text:style-name="T1">-Périmètre </text:span><text:toc-mark-end text:id="IMark114197620"/><text:span text:style-name="T1">: </text:span></text:p>
      <text:p text:style-name="P21">Le fond de l’image doit être uni, les caractères à traiter aussi, et le logiciel ne traitera que des caractères ASCII, ou Unicode (restreints aux langues anglaise et française). Il ne traitera pas les images (non texte) ou les tableaux.</text:p>
      <text:p text:style-name="P21"/>
      <text:p text:style-name="P21"><text:toc-mark-start text:id="IMark114197620" text:outline-level="2"/><text:span text:style-name="T1">-Contraintes </text:span><text:toc-mark-end text:id="IMark114197620"/><text:span text:style-name="T1">: </text:span></text:p>
      <text:p text:style-name="P21">Certains documents sont protégés (pdf ou livres), le logiciel permettrait la recopie de ces documents, mais décline toute responsabilité en cas de violation des droits d’auteur.</text:p>
      <text:p text:style-name="P21"/>
      <text:p text:style-name="P21"><text:toc-mark-start text:id="IMark114197620" text:outline-level="2"/><text:span text:style-name="T1">-Fonctionnement </text:span><text:toc-mark-end text:id="IMark114197620"/><text:span text:style-name="T1">: </text:span></text:p>
      <text:p text:style-name="P21">L’utilisateur fournit l’image au logiciel, puis règle quelques paramètres (nombre de pages, couleurs de fond, contours de la page…) et lorsqu’il lance l’opération, le logiciel r<text:bookmark text:name="_GoBack"/>éécrit le texte en respectant la mise en page et les couleurs dans un fichier LibreOffice.</text:p>
      <text:p text:style-name="P21"/>
      <text:p text:style-name="P23"/>
      <text:p text:style-name="P23"/>
      <text:p text:style-name="P23"/>
      <text:p text:style-name="P23"/>
      <text:p text:style-name="P23"/>
      <text:p text:style-name="P16"><text:soft-page-break/><text:toc-mark-start text:id="IMark114197620" text:outline-level="1"/>Analyse du problème<text:toc-mark-end text:id="IMark114197620"/></text:p>
      <text:p text:style-name="P24"><text:toc-mark-start text:id="IMark114197620" text:outline-level="2"/>I. Le traitement de l'image<text:toc-mark-end text:id="IMark114197620"/></text:p>
      <text:p text:style-name="P27">Voici les étapes que devrait suivre le logiciel afin de traiter une image donnée :</text:p>
      <text:p text:style-name="P27">1. (Facultative) Préanalyse de l'image : lissage, corrections de contraste, passage en noir et blanc, détection de contours. </text:p>
      <text:p text:style-name="P27">2. Segmentation de l'image : isoler les lignes, puis les caractères du texte.</text:p>
      <text:p text:style-name="P27">Problème : Délimitation de la hauteur de la ligne. Une ligne de hauteur 1pixel pose problème pour la lettre i (le point pourrait définir une ligne), mais également dans des cas particuliers de ponctuation, casse (exposant, indice...) et d'accentuations.</text:p>
      <text:p text:style-name="P21">3. Reconnaissance et sauvegarde dans la base de données des caractères rencontrés. Deux méthodes <text:span text:style-name="T3">pour la reconnaissance</text:span> :</text:p>
      <text:list xml:id="list1697126349886465886" text:style-name="L1">
        <text:list-item>
          <text:p text:style-name="P22">classification par caractéristiques (features) : la forme à reconnaître est caractérisée par un vecteur de valeurs numériques (feature). Cette méthode utilise des réseaux de neurones artificiels.</text:p>
        </text:list-item>
        <text:list-item>
          <text:p text:style-name="P22">comparaison avec une base de données (efficacité limitée)</text:p>
        </text:list-item>
      </text:list>
      <text:p text:style-name="P21">Problème : Efficacité de la méthode. La méthode qui nous paraît la plus efficace est la plus difficile à mettre en œuvre. </text:p>
      <text:p text:style-name="P29">Nous allons donc dans un premier temps considérer la méthode de comparaison. S<text:span text:style-name="T4">i le temps nous le permet, nous étudierons </text:span>l'autre méthode <text:span text:style-name="T4">une fois l'architecture de notre programme mise en place et fonctionnelle.</text:span></text:p>
      <text:p text:style-name="P21">4. Génération du fichier .<text:span text:style-name="T6">doc contenant le texte reconnu.</text:span></text:p>
      <text:p text:style-name="P21"/>
      <text:p text:style-name="P30"><text:toc-mark-start text:id="IMark114197620" text:outline-level="2"/>II. L'interface graphique <text:span text:style-name="T3">du logiciel</text:span><text:toc-mark-end text:id="IMark114197620"/></text:p>
      <text:p text:style-name="P2">1. Importation du fichier à traiter</text:p>
      <text:p text:style-name="P2">Le logiciel devra parcourir l'arborescence à la recherche du fichier à traiter. L'utilisateur pourra sélectionner plusieurs fichiers à la fois, qui seront traités successivement. Un historique permettra à l'utilisateur de retrouver tous les fichiers déjà traités par le logiciel.</text:p>
      <text:p text:style-name="P2">2. Traitement</text:p>
      <text:p text:style-name="P2">Une fois sélectionné, une jauge indiquera en pourcentage l'évolution du traitement du fichier. L'utilisateur aura éventuellement la possibiité en fin de traitement de choisir le logiciel (LibreOffice, OpenOffice) de traitement de texte qu'il souhaite utiliser. </text:p>
      <text:p text:style-name="P2">3. Message d'erreur</text:p>
      <text:p text:style-name="P2">Si l'utilisateur sélectionne un fichier dont le format n'est pas pris en charge, ou si l'image sélectionnée n'est pas reconnue comme un texte, le logiciel renverra un message d'erreur.</text:p>
      <text:p text:style-name="P17"><text:soft-page-break/><text:toc-mark-start text:id="IMark114197620" text:outline-level="1"/>Analyse fonctionnelle<text:toc-mark-end text:id="IMark114197620"/></text:p>
      <text:p text:style-name="P32"/>
      <text:p text:style-name="P32"/>
      <text:p text:style-name="P31"><text:toc-mark text:string-value="I. Pré-traitement de l'image" text:outline-level="2"/>I. <text:span text:style-name="T5">Pré-traitement de l'image.</text:span></text:p>
      <text:p text:style-name="P33"><text:tab/> La première étape que devra exécuter sera de prendre en entrée le fichier et de le pré-traiter pour faire en sorte qu'il corresponde aux spécifications des fonctions suivantes. </text:p>
      <text:p text:style-name="P32">- <text:span text:style-name="T11">L</text:span>'utilisateur devra entrer un fichier à traiter à l'aide de l'interface utilisateur.</text:p>
      <text:p text:style-name="P32">- La fonction "typeFichier" testera si le fichier d'entrée est bien d'un des types suivants : JPEG,PNG ou PDF. <text:span text:style-name="T11">E</text:span>lle renverra un booléen.</text:p>
      <text:p text:style-name="P32">- La fonction suivante "tab2D" transformera le fichier en un tableau de pixels.</text:p>
      <text:p text:style-name="P32">- La fonction suivante "recadrageImage" <text:s/>prendra l'image en entrée et la recadrera pour éviter les erreurs lors du scannage (notamment pour les pages de livres dont les bords pourraient <text:span text:style-name="T10">être</text:span> assombris). Cette fonction aura la nouvelle image en sor<text:span text:style-name="T11">ti</text:span>e.</text:p>
      <text:p text:style-name="P32">- La dernière fonction "noirEtBlanc" de cette première étape prendra l'image traitée en entrée et ressortira la <text:span text:style-name="T10">même</text:span> image en noir et blanc.</text:p>
      <text:p text:style-name="P32"/>
      <text:p text:style-name="P31"><text:toc-mark-start text:id="IMark114197620" text:outline-level="2"/>II. <text:span text:style-name="T5">Recherche des pixels pour délimitation des lignes et caractères.</text:span><text:toc-mark-end text:id="IMark114197620"/></text:p>
      <text:p text:style-name="P33"><text:tab/>La deuxième étape consiste en la séparation de l'image en lignes puis en blocs contenant chacun un caractère à <text:span text:style-name="T9">reconnaître.</text:span> Pour cela on recherchera les pixels noirs de l'image pour délimiter les lignes , puis les colonnes qui nous seront utiles pour délimiter les caractères contenus dans l'image.</text:p>
      <text:p text:style-name="P32">- La première fonction "séparerLignes" va séparer l'image en lignes de textes. Cette fonction prendra l'image finale de l'étape 1 et retournera en sortie un tableau à une dimension de booléen indiquant pour chaque ligne de l'image si elle contient ou non un pixel noir, signe qu'un caractère passe sur cette ligne.</text:p>
      <text:p text:style-name="P32">→<text:span text:style-name="T11"> </text:span><text:s/>Cette fonction <text:span text:style-name="T9">appellera</text:span> la fonction "parcourirLignes" qui prendra l'image, et le numéro de la ligne lue en entrée et qui retournera un booléen en sortira selon si oui ou non la ligne contient un pixel noir.</text:p>
      <text:p text:style-name="P32">- On <text:span text:style-name="T9">appellera</text:span> alors la fonction "rectifierTableau", en effet les caractères accentués, les i,j ainsi que les ponctuations telles que : ; ! ? etc... fausseraient la reconnaissance des lignes et donneraient un mauvais découpage des caractères au final.</text:p>
      <text:p text:style-name="P32"/>
      <text:p text:style-name="P35">- Ensuite pour séparer les caractères on utilise la fonction "séparerColonnes" qui prend en entrée l'image ainsi que le tableau de booléen retourné par séparerLignes, et pour c<text:span text:style-name="T12">h</text:span>aque colonnes de chaque lignes non vide, cette fonction va vérifier si elle contient un pixel noir ou non et retourner<text:span text:style-name="T18"> un tableau de tableau de booléen : pour chaque ligne on aura un tableau de booléen indiquant pour chaque colonne où se trouve les pixels noirs.</text:span></text:p>
      <text:p text:style-name="P35"><text:soft-page-break/>→<text:span text:style-name="T12"> </text:span>La fonction parcourirColonne fonctionne sur le <text:span text:style-name="T9">même</text:span> principe que parcour<text:span text:style-name="T12">i</text:span>r<text:span text:style-name="T12">L</text:span>igne<text:span text:style-name="T12">s</text:span>, à ceci près qu'elle prend en entrée non seulement l'image et la colonne à traiter mais aussi le tableau de booléen retourné par séparerLignes. cette fonction retourne un <text:span text:style-name="T19">booléen</text:span>.</text:p>
      <text:p text:style-name="P34">- <text:span text:style-name="T18">La fonction créationTableauCaractère prend en entrée l'image et les deux tableaux créés par les fonctions séparerLignes et séparerColonnes et va créer un tableau d'images contenant l'image des caractères à reconnaître. Pour cela cette fonction va appeler les fonctions suivantes.</text:span></text:p>
      <text:p text:style-name="P36">→<text:span text:style-name="T19"> </text:span>La fonction "découpage" va prendre l'image et les deux tableaux des fonctions séparerLignes et séparerColonnes en argument et utiliser les coordonnées données par les tableaux pour extraire des carrés de l'image, qui sont censés contenir les caractères.</text:p>
      <text:p text:style-name="P36">→<text:span text:style-name="T19"> </text:span>Ensuite on va utiliser la fonction "enleverTableau" <text:span text:style-name="T19">qui </text:span>va enlever les <text:span text:style-name="T19">éventuels</text:span> tableaux qui faussent les résultats des fonctions séparerLignes et séparerColonnes : pour cela si un des carrés extrait à l'étape <text:span text:style-name="T19">précédente</text:span> a tous ses bords noirs, on enlève ces bords.</text:p>
      <text:p text:style-name="P36">→<text:span text:style-name="T19"> </text:span>On retraite chaque carré avec séparerLignes et séparerColonnes, déjà pour retraiter les caractères dans les éventuels tableaux et ensuite pour affiner le premier découpage grossier des caractères, on réutilise <text:span text:style-name="T19">ensuite </text:span>la fonction découpage pour redécouper des caractères.</text:p>
      <text:p text:style-name="P36">→<text:span text:style-name="T19"> </text:span>Pendant toutes ces étapes on récupères des carrés de caractères qu'il faut mettre dans un tableau et donc il faut les numéroter.</text:p>
      <text:p text:style-name="P32"/>
      <text:p text:style-name="P31"><text:toc-mark-start text:id="IMark114197620" text:outline-level="2"/>III. <text:span text:style-name="T5">Reconnaissance de caractère</text:span><text:toc-mark-end text:id="IMark114197620"/></text:p>
      <text:p text:style-name="P33"><text:tab/> La troisième étape consiste en la reconnaissance des caractères, pour cela nous utilisons une méthode dite <text:span text:style-name="T10">naïve</text:span> consistant en la comparaison de chaque caractère reconnu avec une banque de donné que nous auront implémentés au préalable (correspondant à l'UNICODE).</text:p>
      <text:p text:style-name="P32">- La première fonction "créerTableauMatrices" créera un tableau contenant une seule itération de chaque caractère reconnu, que l'on <text:span text:style-name="T10">appellera</text:span> sa "matrice", c'est cette "matrice" qui sera comparé aux caractère UNICODE. Cette fonction prendra en entrée le tableau retourné par la fonction créationTableauCaractère et retournera un tableau d'image.</text:p>
      <text:p text:style-name="P32">- Ensuite la fonction "comparerCaractères" va prendre en entrée la liste UNICODE et le tableau retourné par "créerTableauMatrice", comparera chaque caractère à l'UNICODE et renverra un tableau dont chaque élément sera le caractère UNICODE correspondant.</text:p>
      <text:p text:style-name="P32">- La fonction "remplacerCaractère" va prendre les tableaux retournés par comparerCaractères et créationTableauCaractère et remplacer chaque caractère de ce dernier par son caractère UNICODE correspondant.</text:p>
      <text:p text:style-name="P32"/>
      <text:p text:style-name="P28"><text:toc-mark-start text:id="IMark114197620" text:outline-level="2"/>IV. <text:span text:style-name="T7">Génération du .doc.</text:span><text:toc-mark-end text:id="IMark114197620"/></text:p>
      <text:p text:style-name="P28"><text:tab/>Enfin la quatrième et dernière étape consiste en la création d'un fichier .doc à partir de ce tableau de caractères UNICODE.</text:p>
      <text:p text:style-name="P28"/>
      <text:p text:style-name="P18"><text:soft-page-break/><text:toc-mark-start text:id="IMark114197620" text:outline-level="1"/>Les Test Unitaires<text:toc-mark-end text:id="IMark114197620"/></text:p>
      <text:p text:style-name="P25"><text:toc-mark text:string-value="I. Pré-traitement de l'image" text:outline-level="2"/>I. <text:span text:style-name="T5">Pré-traitement de l'image.</text:span></text:p>
      <text:p text:style-name="P3">- Le test de la fonction ''typefichier'' sera assez simple, il suffira de lui donner un des fichiers JPEG, PNG ou PDF et voir si le résultat renvoyé correspond bien au type de fichier donné. On pourra aussi vérifier qu'elle renvoie un code d'erreur si l'utilisateur ne lui donne pas un fichier correspondant à un des formats cités ci-desus.</text:p>
      <text:p text:style-name="P3"/>
      <text:p text:style-name="P3">- La fonction tab2D pourra être testée en envoyant en entrée des images soit entièrement noires soit entièrement blanche, puis des images rayées (en ligne ou/et en colonne), car la localistaion exacte d'un pixel et donc l'exactitude de la réponse de la fonction sera difficile à vérifier si l'on envoie une image au hasard en donnée.Ainsi on pourra au moins vérifier que le nombre et l'ordre des bandes blanche et noire sera respectée. Il faudra aussi essayer de vérifier que le code fonctionne pour la première et dernière ligne/colonne, afin de vérifier par exemple que les bornes du code soient correctes par exemple.</text:p>
      <text:p text:style-name="P3"/>
      <text:p text:style-name="P3">- Pour tester la fonction ''recadrageImage'', on pourra envoyer une image dont les bords sont noirs, puis si elle fonctionne, avec des bords constitués de niveaux de gris de plus en plus clairs. Enfin, on pourra aussi tester avec une image contenant des caractères très près de tous les bords et/ou compris entre des bandes noires, c'est à dire une bande sur un bord mais coupée par exemple en son milieu avec un mot à l'intérieur. Imaginon<text:span text:style-name="T13">s</text:span> qu'un ''L'' se trouve au milieu d'une bande verticale et collé au bord, la fonction retirera-t-elle le L de l'image ?</text:p>
      <text:p text:style-name="P3"/>
      <text:p text:style-name="P3">- La fonction ''noiretblanc '' pourra être testée en utilisant différents niveau de gris pour les caractères et le fond. Mais tant qu'on ne sait pas exactement comment la fonction procède, des tests spécifiques à la fonction seront difficiles à prévoir. On peut tout de même vérifier que les caractères ressortent bien avec un fond blanc sur des images où les caractères sont de plus en plus difficiles à distinguer.</text:p>
      <text:p text:style-name="P3"/>
      <text:p text:style-name="P3"><text:tab/>Il faudra enfin vérifier que le module fonctionne entièrement après que chaque fonction ait été testée, i.e qu'en envoyant une image type utilisée pour le test de la fonction ''noiretblanc'' en donnée dans le programme, toutes les étapes se sont correctement réalisées pour les fonctions citées dans la <text:span text:style-name="T13">première partie</text:span></text:p>
      <text:p text:style-name="P8"/>
      <text:p text:style-name="P26"><text:toc-mark-start text:id="IMark114197620" text:outline-level="2"/>II. <text:span text:style-name="T5">Recherche des pixels pour délimitation des lignes et caractères.</text:span><text:toc-mark-end text:id="IMark114197620"/></text:p>
      <text:p text:style-name="P3">- Test de la fonction "séparerLignes" : une image comprenant une colonne de lettres (« k » <text:span text:style-name="T20">ou « i »</text:span>par exemple).</text:p>
      <text:p text:style-name="P3"/>
      <text:p text:style-name="P3">- On testera la fonction "parcourirLigne" avec une image comprenant des pixels noirs et blancs, on vérifie que les indices de lignes sont corrects, et on remplace un pixel blanc situé sur une ligne vide par un pixel noir. On vérifie que la fonction retourne "VRAI" pour la présence d'un pixel noir sur cette ligne. </text:p>
      <text:p text:style-name="P3"/>
      <text:p text:style-name="P3">Problème <text:span text:style-name="T13">qu'il faudra ne pas oublier de vérifier </text:span>: Comment séparer les lignes sur image comprenant une colonne de caractères alignés ("l" par exemple), tels que chaque ligne comporte un pixel noir, ou une image correspondant à un caractère géant ? . </text:p>
      <text:p text:style-name="P3"><text:soft-page-break/></text:p>
      <text:p text:style-name="P3">- Test de la fonction "rectifierTableau" : on peut tester cette fonction avec une image comprenant une ligne de « i » uniquement, puis une ligne de chaque caractère <text:span text:style-name="T13">problématique</text:span>, puis une ligne mélangeant majuscules et minuscules.</text:p>
      <text:p text:style-name="P3">Enfin tester la fonction sur une ligne de texte regroupant tous les caractères à problème.</text:p>
      <text:p text:style-name="P3"/>
      <text:p text:style-name="P3">- Test de la fonction "séparerColonnes" : une image comprenant une ligne de lettres ("b" par exemple). </text:p>
      <text:p text:style-name="P3"> </text:p>
      <text:p text:style-name="P3">- On teste la fonction "parcourirColonne" avec une image comprenant des pixels noirs et blancs, on vérifie que les indices de colonnes sont corrects, et on remplace un pixel blanc situé sur une colonne vide par un pixel noir. On vérifie que le nouveau pixel noir est comptabilisé. </text:p>
      <text:p text:style-name="P3"/>
      <text:p text:style-name="P3">- Test de la fonction "creationTableauCaractère" avec une image comprenant un caractère quelconque (« k » par exemple), puis 4 caractères disposés sur 2 lignes.</text:p>
      <text:p text:style-name="P3"/>
      <text:p text:style-name="P3"/>
      <text:p text:style-name="P3"/>
      <text:p text:style-name="P38"><text:toc-mark-start text:id="IMark114197620" text:outline-level="2"/>III. <text:span text:style-name="T5">Reconnaissance de caractère</text:span><text:toc-mark-end text:id="IMark114197620"/></text:p>
      <text:p text:style-name="P3"/>
      <text:p text:style-name="P3"/>
      <text:p text:style-name="P4">- La fonction ''créerTableauMatrice''devra être testée avec une image contenant un texte basique, puis avec des images où les caractères seront les mêmes mais légèrement différents (par exemple par leur taille, s'ils sont en gras ou en italique etc...), pour voir si la fonction est capable de reconnaître que les caractères sont les mêmes, ou vérifier plus tard que la reconnaissance de ces caractères semblables lors de la comparaison engendreront le même caractère reconnu.</text:p>
      <text:p text:style-name="P7"/>
      <text:p text:style-name="P7">- Pour la fonction ''comparerCaractères'' les tests unitaires devront être nombreux. Il faudra faire un test pour au moins chaque lettre de l'alphabet afin de voir si le code arrive à reconnaître le caractère en comparant avec la base de donnée. Il faudra ensuite envisager de faire un test avec plusieurs lettres ''a'' par exemple, de différentes tailles, polices, en gras ou en italiques sur une seule image.<text:line-break/>Les tests unitaires sur les caractères nous permettront notamment d'améliorer notre approche sur l'implémentation du code après les premiers essais.</text:p>
      <text:p text:style-name="P7"/>
      <text:p text:style-name="P7">- La fonction ''remplacerCaractère'' sera elle aussi testée avec plusieurs caractères différents, notamment des caractères spéciaux qui pourraient poser des problèmes.</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toc-mark-start text:id="IMark114197620" text:outline-level="1"/>Conclusion :<text:toc-mark-end text:id="IMark114197620"/></text:p>
      <text:p text:style-name="P5"><text:span text:style-name="T14"><text:tab/>Pour conclure, nous avons donc ici </text:span><text:span text:style-name="T15">l'analyse détaillée du problème. Notre principale difficulté va sûrement être de choisir l'algorithme de reconnaissance de texte dans la mesure où celui utilisé ici est plutôt simple mais n'est pas optimisé. L'utilisation des Features va être un moyen que nous allons étudier afin de décider quel algorithme nous utiliserons avant de commencer le code en lui même. <text:line-break/>De plus, il y aura des considérations graphiques a ne pas négliger avec l'interface du logiciel que l'on prendras en compte prochainement.<text:line-break/>Ce premier rapport et ses objectifs peuvent bien sur évoluer si le temps nous le permet, notamment vis-à-vis des types de fichiers acceptés en entrée du logiciel mais aussi de la considération de la mise en page lors de l'écriture du fichier « .doc </text:span><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font-name-asian="Calibri1" style:font-size-asian="11pt" style:language-asian="en" style:country-asian="US" style:font-name-complex="Tahoma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fr" fo:country="FR" style:font-name-asian="Calibri1" style:font-family-asian="Calibri" style:font-family-generic-asian="system" style:font-pitch-asian="variable" style:font-size-asian="11pt" style:language-asian="en" style:country-asian="US" style:font-size-complex="11pt" style:language-complex="ar" style:country-complex="SA" fo:hyphenate="false" fo:hyphenation-remain-char-count="2" fo:hyphenation-push-char-count="2"/>
    </style:style>
    <style:style style:name="Heading" style:family="paragraph" style:parent-style-name="Standard" style:default-outline-level="" style:list-style-name=""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style:style>
    <style:style style:name="List" style:family="paragraph" style:parent-style-name="Text_20_body" style:default-outline-level="" style:list-style-name="" style:class="list">
      <style:text-properties style:font-name-complex="Mangal" style:font-family-complex="Mangal" style:font-family-generic-complex="system" style:font-pitch-complex="variable"/>
    </style:style>
    <style:style style:name="Caption" style:family="paragraph" style:parent-style-name="Standard" style:default-outline-level="" style:list-style-name=""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Mangal" style:font-family-complex="Mangal" style:font-family-generic-complex="system" style:font-pitch-complex="variable"/>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list-style-name=""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40" style:layout-grid-base-height="0.404cm" style:layout-grid-ruby-height="0.231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9T16:37:00</meta:creation-date>
    <meta:initial-creator>Maxime Guillem</meta:initial-creator>
    <dc:language>fr-FR</dc:language>
    <meta:print-date>2015-01-09T17:29:00</meta:print-date>
    <dc:date>2015-03-05T20:59:24.834000000</dc:date>
    <meta:editing-cycles>21</meta:editing-cycles>
    <meta:editing-duration>PT3H6M33S</meta:editing-duration>
    <meta:generator>LibreOffice/4.3.4.1$Windows_x86 LibreOffice_project/bc356b2f991740509f321d70e4512a6a54c5f243</meta:generator>
    <meta:document-statistic meta:table-count="0" meta:image-count="0" meta:object-count="0" meta:page-count="9" meta:paragraph-count="114" meta:word-count="2427" meta:character-count="15328" meta:non-whitespace-character-count="12989"/>
    <meta:template xlink:type="simple" xlink:actuate="onRequest" xlink:title="Normal" xlink:href=""/>
  </office:meta>
</office:document-meta>
</file>